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1900" fo:font-size="13pt" fo:font-weight="normal" style:font-size-asian="13pt" style:font-weight-asian="normal" style:font-size-complex="13pt" style:font-weight-complex="normal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3" style:family="text">
      <style:text-properties fo:font-variant="normal" fo:text-transform="none" fo:color="#000000" fo:font-size="14pt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<text:span text:style-name="T1">Amal Sunil Pillai</text:span></text:p>
      <text:p text:style-name="P1">PRN<text:span text:style-name="T1">: 19030121009</text:span></text:p>
      <text:p text:style-name="P1">Div :<text:span text:style-name="T1"> A (BCA SEM:IV)</text:span></text:p>
      <text:p text:style-name="P1">Topic: <text:span text:style-name="T1">Machine learning quiz solutions</text:span></text:p>
      <text:p text:style-name="Standard"/>
      <text:p text:style-name="Standard"/>
      <text:p text:style-name="Standard"/>
      <text:p text:style-name="P2"/>
      <text:p text:style-name="P2">1. a) <text:span text:style-name="T4">Decision tree</text:span> </text:p>
      <text:p text:style-name="P2">2. a) <text:span text:style-name="T4">True</text:span> </text:p>
      <text:p text:style-name="P2">3. c) <text:span text:style-name="T4">Decision Trees are prone to over fit</text:span> </text:p>
      <text:p text:style-name="P2">4. c) <text:span text:style-name="T4">Decision Trees are prone to over fit</text:span> </text:p>
      <text:p text:style-name="P2">5. a) <text:span text:style-name="T4">Concept Learning can seen as a problem of searching through a predefined space of potential <text:s text:c="4"/>hypotheses for the hypothesis that best fits the training examples.</text:span> </text:p>
      <text:p text:style-name="P2">6. b) <text:span text:style-name="T4">(i), (ii) and (iii)</text:span> </text:p>
      <text:p text:style-name="P2">7. d) <text:span text:style-name="T4">Version Space</text:span> </text:p>
      <text:p text:style-name="P2">8. a) <text:span text:style-name="T4">Boolean</text:span> </text:p>
      <text:p text:style-name="P2">9. d) <text:span text:style-name="T4">Any value is acceptable</text:span> </text:p>
      <text:p text:style-name="P2">10. a) <text:span text:style-name="T4">Positive training examples only</text:span> </text:p>
      <text:p text:style-name="P2">11. b) <text:span text:style-name="T4">A set of assumptions made that the learner uses to predict outputs given inputs that it has not encountered.</text:span> </text:p>
      <text:p text:style-name="P2">12. a) <text:s/><text:span text:style-name="T4">A set of possible functions which could classify the instances into different ways and predict the possible class for a new instance is called as the Hypothesis Space.</text:span> </text:p>
      <text:p text:style-name="P2">13. c) <text:span text:style-name="T4">Constraint bias or Preferential bias</text:span> </text:p>
      <text:p text:style-name="P2">14. d) <text:span text:style-name="T4">All of the above</text:span> </text:p>
      <text:p text:style-name="P2">15. b) <text:span text:style-name="T4">Problems where desired function changes frequently.</text:span> </text:p>
      <text:p text:style-name="P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16T15:39:30.30</meta:creation-date>
    <dc:date>2021-04-17T12:33:50.44</dc:date>
    <meta:editing-duration>PT1H13S</meta:editing-duration>
    <meta:editing-cycles>5</meta:editing-cycles>
    <meta:generator>OpenOffice/4.1.9$Win32 OpenOffice.org_project/419m1$Build-9805</meta:generator>
    <meta:document-statistic meta:table-count="0" meta:image-count="0" meta:object-count="0" meta:page-count="1" meta:paragraph-count="19" meta:word-count="165" meta:character-count="932"/>
  </office:meta>
</office:document-meta>
</file>